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7c93" officeooo:paragraph-rsid="001b7c93"/>
    </style:style>
    <style:style style:name="P2" style:family="paragraph" style:parent-style-name="Standard">
      <style:paragraph-properties fo:text-align="center" style:justify-single-word="false"/>
      <style:text-properties fo:font-size="16pt" fo:font-weight="bold" officeooo:rsid="001b7c93" officeooo:paragraph-rsid="001b7c93" style:font-size-asian="16pt" style:font-weight-asian="bold" style:font-size-complex="16pt" style:font-weight-complex="bold"/>
    </style:style>
    <style:style style:name="P3" style:family="paragraph" style:parent-style-name="Standard">
      <style:text-properties fo:font-size="14pt" fo:font-weight="bold" officeooo:rsid="001b7c93" officeooo:paragraph-rsid="001b7c93" style:font-size-asian="14pt" style:font-weight-asian="bold" style:font-size-complex="14pt" style:font-weight-complex="bold"/>
    </style:style>
    <style:style style:name="P4" style:family="paragraph" style:parent-style-name="Standard">
      <style:text-properties fo:font-weight="bold" officeooo:rsid="001b7c93" officeooo:paragraph-rsid="001b7c93" style:font-weight-asian="bold"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réunion 5 novembre</text:p>
      <text:p text:style-name="P2"/>
      <text:p text:style-name="P1">- modification du diagramme de classe avec ajout de la classe utilisateur, suppression du lien de composition qui reliait concept à terme, suppression de la notion d'héritage (Concept n'hérite plus de Terme).Ajout du lien de composition de concept vers vedette (un concept contient un terme vedette). Ajout du fait qu'un utilisateur possède les termes et les concepts qu'il a créés.</text:p>
      <text:p text:style-name="P1"/>
      <text:p text:style-name="P1">- diagrammes de séquence : </text:p>
      <text:p text:style-name="P1"><text:tab/>- navigation et inscription validés</text:p>
      <text:p text:style-name="P1"><text:tab/>- ajoutMot : ajouter la vérification de l'existence du mot</text:p>
      <text:p text:style-name="P1"/>
      <text:p text:style-name="P1">- use case :</text:p>
      <text:p text:style-name="P1"><text:tab/>- contrôle total admin : suppression Concepts/Termes, suppression comptes utilisateurs</text:p>
      <text:p text:style-name="P1"><text:tab/>- modifier :</text:p>
      <text:p text:style-name="P1"><text:tab/><text:tab/>- user peut supprimer/modifier SES mots</text:p>
      <text:p text:style-name="P1"><text:tab/><text:tab/>- user peut rechercher un mot/concept</text:p>
      <text:p text:style-name="P1"><text:tab/><text:tab/>- ajouter des extends/includes pour la partie création Concept:</text:p>
      <text:p text:style-name="P1"><text:tab/><text:tab/><text:tab/><text:tab/><text:tab/>ajouterMot -----include----&gt;créerLien <text:s text:c="3"/>etc...</text:p>
      <text:p text:style-name="P1"/>
      <text:p text:style-name="P1"/>
      <text:p text:style-name="P3">Droits :</text:p>
      <text:p text:style-name="P1"/>
      <text:p text:style-name="P4">administrateur : </text:p>
      <text:p text:style-name="P1">-ajouter/modifier/supprimer</text:p>
      <text:p text:style-name="P1">-bannir utilisateurs</text:p>
      <text:p text:style-name="P1">-chercher</text:p>
      <text:p text:style-name="P1"/>
      <text:p text:style-name="P1"/>
      <text:p text:style-name="P4">utilisateurs :</text:p>
      <text:p text:style-name="P1">-ajouter mots/concepts</text:p>
      <text:p text:style-name="P1">-modifier/supprimer ses mots/concepts</text:p>
      <text:p text:style-name="P1">-rechercher mots</text:p>
      <text:p text:style-name="P1"/>
      <text:p text:style-name="P3">Site web : </text:p>
      <text:p text:style-name="P1">-penser à faire une page pour un utilisateur connecté contenant la liste des mots/concepts lui appartenant avec la possibilité pour lui de les modifier/supprimer</text:p>
      <text:p text:style-name="P1">- mettre sur la vue d'un thésorus la possibilité pour l'administrateur (visible seulement par lui) de supprimer un concept et de voir à qui il appartient pour éventuellement bannir l'utilisateur en ques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2">Répartition du travail à faire : </text:span>On a environ 2 semaines pour faire ça. (peut être plus pour implémentation objet relationnel)</text:p>
      <text:p text:style-name="P1"/>
      <text:p text:style-name="P1">- maquette site web : JIMMY GEOFFREY ARLEMI</text:p>
      <text:p text:style-name="P1">- schéma objet relationnel : CLEMENT</text:p>
      <text:p text:style-name="P1">- implémentation objet relationnel : RICHIE MANUEL MORGANE</text:p>
      <text:p text:style-name="P1">- cahier des charges : QUENTIN CLEME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6T22:20:56.560585237</meta:creation-date>
    <dc:date>2014-11-06T22:41:47.315572753</dc:date>
    <meta:editing-duration>PT1M40S</meta:editing-duration>
    <meta:editing-cycles>1</meta:editing-cycles>
    <meta:document-statistic meta:table-count="0" meta:image-count="0" meta:object-count="0" meta:page-count="2" meta:paragraph-count="29" meta:word-count="254" meta:character-count="1694" meta:non-whitespace-character-count="1450"/>
    <meta:generator>LibreOffice/4.2.6.3$Linux_x86 LibreOffice_project/420m0$Build-3</meta:generator>
  </office:meta>
</office:document-meta>
</file>